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_20_1">Data of AtmoStation</text:h>
      <text:h text:outline-level="1" text:style-name="Heading_20_2">2019-12-23 00:35:07.467673</text:h>
      <text:h text:outline-level="1" text:style-name="Heading_20_2">Sensor Categories</text:h>
      <text:h text:outline-level="2" text:style-name="Heading_20_3">Item</text:h>
      <text:h text:outline-level="3" text:style-name="Heading_20_4">id: 20</text:h>
      <text:h text:outline-level="3" text:style-name="Heading_20_4">name: Pressure</text:h>
      <text:h text:outline-level="2" text:style-name="Heading_20_3">Item</text:h>
      <text:h text:outline-level="3" text:style-name="Heading_20_4">id: 21</text:h>
      <text:h text:outline-level="3" text:style-name="Heading_20_4">name: CO2_level</text:h>
      <text:h text:outline-level="2" text:style-name="Heading_20_3">Item</text:h>
      <text:h text:outline-level="3" text:style-name="Heading_20_4">id: 22</text:h>
      <text:h text:outline-level="3" text:style-name="Heading_20_4">name: CO2_level_and_Pressure</text:h>
      <text:h text:outline-level="2" text:style-name="Heading_20_3">Item</text:h>
      <text:h text:outline-level="3" text:style-name="Heading_20_4">id: 23</text:h>
      <text:h text:outline-level="3" text:style-name="Heading_20_4">name: CO_level</text:h>
      <text:h text:outline-level="1" text:style-name="Heading_20_2">Sensors</text:h>
      <text:h text:outline-level="2" text:style-name="Heading_20_3">Item</text:h>
      <text:h text:outline-level="3" text:style-name="Heading_20_4">id: 2</text:h>
      <text:h text:outline-level="3" text:style-name="Heading_20_4">lon: 1000.0</text:h>
      <text:h text:outline-level="3" text:style-name="Heading_20_4">lat: 1000.0</text:h>
      <text:h text:outline-level="3" text:style-name="Heading_20_4">create_date: 2019-12-04</text:h>
      <text:h text:outline-level="3" text:style-name="Heading_20_4">name: ATM1</text:h>
      <text:h text:outline-level="3" text:style-name="Heading_20_4">model: 0001</text:h>
      <text:h text:outline-level="3" text:style-name="Heading_20_4">category: Pressure</text:h>
      <text:h text:outline-level="2" text:style-name="Heading_20_3">Item</text:h>
      <text:h text:outline-level="3" text:style-name="Heading_20_4">id: 3</text:h>
      <text:h text:outline-level="3" text:style-name="Heading_20_4">lon: -1000.0</text:h>
      <text:h text:outline-level="3" text:style-name="Heading_20_4">lat: 1000.0</text:h>
      <text:h text:outline-level="3" text:style-name="Heading_20_4">create_date: 2019-12-04</text:h>
      <text:h text:outline-level="3" text:style-name="Heading_20_4">name: ATM2</text:h>
      <text:h text:outline-level="3" text:style-name="Heading_20_4">model: 0002</text:h>
      <text:h text:outline-level="3" text:style-name="Heading_20_4">category: Pressure</text:h>
      <text:h text:outline-level="2" text:style-name="Heading_20_3">Item</text:h>
      <text:h text:outline-level="3" text:style-name="Heading_20_4">id: 4</text:h>
      <text:h text:outline-level="3" text:style-name="Heading_20_4">lon: 1000.0</text:h>
      <text:h text:outline-level="3" text:style-name="Heading_20_4">lat: -1000.0</text:h>
      <text:h text:outline-level="3" text:style-name="Heading_20_4">create_date: 2019-12-04</text:h>
      <text:h text:outline-level="3" text:style-name="Heading_20_4">name: ATM3</text:h>
      <text:h text:outline-level="3" text:style-name="Heading_20_4">model: 0003</text:h>
      <text:h text:outline-level="3" text:style-name="Heading_20_4">category: CO2_level</text:h>
      <text:h text:outline-level="2" text:style-name="Heading_20_3">Item</text:h>
      <text:h text:outline-level="3" text:style-name="Heading_20_4">id: 5</text:h>
      <text:h text:outline-level="3" text:style-name="Heading_20_4">lon: -1000.0</text:h>
      <text:h text:outline-level="3" text:style-name="Heading_20_4">lat: -1000.0</text:h>
      <text:h text:outline-level="3" text:style-name="Heading_20_4">create_date: 2019-12-04</text:h>
      <text:h text:outline-level="3" text:style-name="Heading_20_4">name: ATM4</text:h>
      <text:h text:outline-level="3" text:style-name="Heading_20_4">model: 0004</text:h>
      <text:h text:outline-level="3" text:style-name="Heading_20_4">category: CO2_level</text:h>
      <text:h text:outline-level="2" text:style-name="Heading_20_3">Item</text:h>
      <text:h text:outline-level="3" text:style-name="Heading_20_4">id: 6</text:h>
      <text:h text:outline-level="3" text:style-name="Heading_20_4">lon: -2000.0</text:h>
      <text:h text:outline-level="3" text:style-name="Heading_20_4">lat: -1000.0</text:h>
      <text:h text:outline-level="3" text:style-name="Heading_20_4">create_date: 2019-12-04</text:h>
      <text:h text:outline-level="3" text:style-name="Heading_20_4">name: ATM5</text:h>
      <text:h text:outline-level="3" text:style-name="Heading_20_4">model: 0005</text:h>
      <text:h text:outline-level="3" text:style-name="Heading_20_4">category: CO2_level_and_Pressure</text:h>
      <text:h text:outline-level="2" text:style-name="Heading_20_3">Item</text:h>
      <text:h text:outline-level="3" text:style-name="Heading_20_4">id: 7</text:h>
      <text:h text:outline-level="3" text:style-name="Heading_20_4">lon: 1.0</text:h>
      <text:h text:outline-level="3" text:style-name="Heading_20_4">lat: 1.0</text:h>
      <text:h text:outline-level="3" text:style-name="Heading_20_4">create_date: 2019-12-04</text:h>
      <text:h text:outline-level="3" text:style-name="Heading_20_4">name: ATM7</text:h>
      <text:h text:outline-level="3" text:style-name="Heading_20_4">model: 0007</text:h>
      <text:h text:outline-level="3" text:style-name="Heading_20_4">category: CO_level</text:h>
      <text:h text:outline-level="1" text:style-name="Heading_20_2">Snapshots</text:h>
      <text:h text:outline-level="2" text:style-name="Heading_20_3">Item</text:h>
      <text:h text:outline-level="3" text:style-name="Heading_20_4">id: 1</text:h>
      <text:h text:outline-level="3" text:style-name="Heading_20_4">temperature: 12.0</text:h>
      <text:h text:outline-level="3" text:style-name="Heading_20_4">pressure: 222.0</text:h>
      <text:h text:outline-level="3" text:style-name="Heading_20_4">co2_level: 222.0</text:h>
      <text:h text:outline-level="3" text:style-name="Heading_20_4">sensor: ATM1</text:h>
      <text:h text:outline-level="2" text:style-name="Heading_20_3">Item</text:h>
      <text:h text:outline-level="3" text:style-name="Heading_20_4">id: 2</text:h>
      <text:h text:outline-level="3" text:style-name="Heading_20_4">temperature: 12.0</text:h>
      <text:h text:outline-level="3" text:style-name="Heading_20_4">pressure: 3.0</text:h>
      <text:h text:outline-level="3" text:style-name="Heading_20_4">co2_level: 3.0</text:h>
      <text:h text:outline-level="3" text:style-name="Heading_20_4">sensor: ATM2</text:h>
      <text:h text:outline-level="2" text:style-name="Heading_20_3">Item</text:h>
      <text:h text:outline-level="3" text:style-name="Heading_20_4">id: 3</text:h>
      <text:h text:outline-level="3" text:style-name="Heading_20_4">temperature: 30.0</text:h>
      <text:h text:outline-level="3" text:style-name="Heading_20_4">pressure: 5.0</text:h>
      <text:h text:outline-level="3" text:style-name="Heading_20_4">co2_level: 7.0</text:h>
      <text:h text:outline-level="3" text:style-name="Heading_20_4">sensor: ATM4</text:h>
      <text:h text:outline-level="2" text:style-name="Heading_20_3">Item</text:h>
      <text:h text:outline-level="3" text:style-name="Heading_20_4">id: 4</text:h>
      <text:h text:outline-level="3" text:style-name="Heading_20_4">temperature: 10.0</text:h>
      <text:h text:outline-level="3" text:style-name="Heading_20_4">pressure: 10.0</text:h>
      <text:h text:outline-level="3" text:style-name="Heading_20_4">co2_level: 12.0</text:h>
      <text:h text:outline-level="3" text:style-name="Heading_20_4">sensor: ATM5</text:h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Heading_20_1" style:family="paragraph" style:display-name="Heading 1">
      <style:text-properties fo:font-size="24pt" fo:font-weight="bold"/>
    </style:style>
    <style:style style:name="Heading_20_2" style:family="paragraph" style:display-name="Heading 2">
      <style:text-properties fo:font-size="16pt" fo:font-weight="bold"/>
    </style:style>
    <style:style style:name="Heading_20_3" style:family="paragraph" style:display-name="Heading 3">
      <style:text-properties fo:font-size="12pt" fo:font-weight="bold"/>
    </style:style>
    <style:style style:name="Heading_20_4" style:family="paragraph" style:display-name="Heading 4">
      <style:text-properties fo:font-size="8p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0</meta:generator>
  </office:meta>
</office:document-meta>
</file>